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57cm" fo:min-width="0.207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99cm" svg:height="0.999cm" svg:x="2.587cm" svg:y="5.1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99cm" svg:height="0.999cm" svg:x="13.653cm" svg:y="7.62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999cm" svg:height="0.999cm" svg:x="6.351cm" svg:y="5.081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999cm" svg:height="0.999cm" svg:x="13.653cm" svg:y="2.54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99cm" svg:height="0.999cm" svg:x="9.89cm" svg:y="5.08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586cm" svg:y1="5.627cm" svg:x2="6.351cm" svg:y2="5.581cm" draw:start-shape="id1" draw:start-glue-point="10" draw:end-shape="id2" draw:end-glue-point="6" svg:d="M3586 5627l2765-46" svg:viewBox="0 0 2766 47">
          <text:p/>
        </draw:connector>
        <draw:connector draw:style-name="gr2" draw:text-style-name="P2" draw:layer="layout" draw:type="line" svg:x1="7.35cm" svg:y1="5.581cm" svg:x2="9.89cm" svg:y2="5.581cm" draw:start-shape="id2" draw:start-glue-point="10" draw:end-shape="id3" draw:end-glue-point="6" svg:d="M7350 5581h2540" svg:viewBox="0 0 2541 1">
          <text:p/>
        </draw:connector>
        <draw:connector draw:style-name="gr2" draw:text-style-name="P2" draw:layer="layout" draw:type="line" svg:x1="10.743cm" svg:y1="5.227cm" svg:x2="13.799cm" svg:y2="3.394cm" draw:start-shape="id3" draw:start-glue-point="11" draw:end-shape="id4" draw:end-glue-point="7" svg:d="M10743 5227l3056-1833" svg:viewBox="0 0 3057 1834">
          <text:p/>
        </draw:connector>
        <draw:connector draw:style-name="gr2" draw:text-style-name="P2" draw:layer="layout" draw:type="line" svg:x1="10.743cm" svg:y1="5.934cm" svg:x2="13.799cm" svg:y2="7.767cm" draw:start-shape="id3" draw:start-glue-point="9" draw:end-shape="id5" draw:end-glue-point="5" svg:d="M10743 5934l3056 1833" svg:viewBox="0 0 3057 1834">
          <text:p/>
        </draw:connector>
        <draw:connector draw:style-name="gr2" draw:text-style-name="P2" draw:layer="layout" draw:type="line" svg:x1="14.153cm" svg:y1="3.54cm" svg:x2="14.153cm" svg:y2="7.621cm" draw:start-shape="id4" draw:start-glue-point="8" draw:end-shape="id5" draw:end-glue-point="4" svg:d="M14153 3540v4081" svg:viewBox="0 0 1 4082">
          <text:p/>
        </draw:connector>
        <draw:frame draw:style-name="gr3" draw:text-style-name="P3" draw:layer="layout" svg:width="0.926cm" svg:height="0.962cm" svg:x="3.222cm" svg:y="1.635cm">
          <draw:text-box>
            <text:p>A</text:p>
          </draw:text-box>
        </draw:frame>
        <draw:custom-shape draw:style-name="gr1" draw:text-style-name="P1" xml:id="id12" draw:id="id12" draw:layer="layout" svg:width="0.999cm" svg:height="0.999cm" svg:x="11.53cm" svg:y="15.58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999cm" svg:height="0.999cm" svg:x="2.223cm" svg:y="13.06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999cm" svg:height="0.999cm" svg:x="8.62cm" svg:y="10.16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999cm" svg:height="0.999cm" svg:x="5.445cm" svg:y="11.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999cm" svg:height="0.999cm" svg:x="8.573cm" svg:y="15.55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999cm" svg:height="0.999cm" svg:x="8.573cm" svg:y="12.74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999cm" svg:height="0.999cm" svg:x="5.378cm" svg:y="15.52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076cm" svg:y1="13.211cm" svg:x2="5.445cm" svg:y2="11.66cm" draw:start-shape="id6" draw:start-glue-point="11" draw:end-shape="id7" draw:end-glue-point="6" svg:d="M3076 13211l2369-1551" svg:viewBox="0 0 2370 1552">
          <text:p/>
        </draw:connector>
        <draw:connector draw:style-name="gr2" draw:text-style-name="P2" draw:layer="layout" draw:type="line" svg:x1="3.076cm" svg:y1="13.918cm" svg:x2="5.378cm" svg:y2="16.022cm" draw:start-shape="id6" draw:start-glue-point="9" draw:end-shape="id8" draw:end-glue-point="6" svg:d="M3076 13918l2302 2104" svg:viewBox="0 0 2303 2105">
          <text:p/>
        </draw:connector>
        <draw:connector draw:style-name="gr2" draw:text-style-name="P2" draw:layer="layout" draw:type="line" svg:x1="6.298cm" svg:y1="11.306cm" svg:x2="8.62cm" svg:y2="10.661cm" draw:start-shape="id7" draw:start-glue-point="11" draw:end-shape="id9" draw:end-glue-point="6" svg:d="M6298 11306l2322-645" svg:viewBox="0 0 2323 646">
          <text:p/>
        </draw:connector>
        <draw:connector draw:style-name="gr2" draw:text-style-name="P2" draw:layer="layout" draw:type="line" svg:x1="6.298cm" svg:y1="12.013cm" svg:x2="8.573cm" svg:y2="13.247cm" draw:start-shape="id7" draw:start-glue-point="9" draw:end-shape="id10" draw:end-glue-point="6" svg:d="M6298 12013l2275 1234" svg:viewBox="0 0 2276 1235">
          <text:p/>
        </draw:connector>
        <draw:connector draw:style-name="gr2" draw:text-style-name="P2" draw:layer="layout" draw:type="line" svg:x1="9.12cm" svg:y1="11.16cm" svg:x2="9.073cm" svg:y2="12.747cm" draw:start-shape="id9" draw:start-glue-point="8" draw:end-shape="id10" draw:end-glue-point="4" svg:d="M9120 11160l-47 1587" svg:viewBox="0 0 48 1588">
          <text:p/>
        </draw:connector>
        <draw:connector draw:style-name="gr2" draw:text-style-name="P2" draw:layer="layout" draw:type="line" svg:x1="6.377cm" svg:y1="16.022cm" svg:x2="8.573cm" svg:y2="16.058cm" draw:start-shape="id8" draw:start-glue-point="10" draw:end-shape="id11" draw:end-glue-point="6" svg:d="M6377 16022l2196 36" svg:viewBox="0 0 2197 37">
          <text:p/>
        </draw:connector>
        <draw:connector draw:style-name="gr2" draw:text-style-name="P2" draw:layer="layout" draw:type="line" svg:x1="9.572cm" svg:y1="16.058cm" svg:x2="11.53cm" svg:y2="16.086cm" draw:start-shape="id11" draw:start-glue-point="10" draw:end-shape="id12" svg:d="M9572 16058l1958 28" svg:viewBox="0 0 1959 29">
          <text:p/>
        </draw:connector>
        <draw:frame draw:style-name="gr3" draw:text-style-name="P3" draw:layer="layout" svg:width="0.926cm" svg:height="0.962cm" svg:x="2.587cm" svg:y="9.89cm">
          <draw:text-box>
            <text:p>B</text:p>
          </draw:text-box>
        </draw:frame>
        <draw:connector draw:style-name="gr2" draw:text-style-name="P2" draw:layer="layout" draw:type="line" svg:x1="5.945cm" svg:y1="12.159cm" svg:x2="5.877cm" svg:y2="15.522cm" draw:start-shape="id7" draw:start-glue-point="8" draw:end-shape="id8" svg:d="M5945 12159l-68 3363" svg:viewBox="0 0 69 336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9:22:19.662633397</meta:creation-date>
    <dc:date>2026-01-08T19:50:07.060228909</dc:date>
    <meta:editing-duration>PT27M47S</meta:editing-duration>
    <meta:editing-cycles>5</meta:editing-cycles>
    <meta:generator>LibreOffice/25.2.5.2$Linux_X86_64 LibreOffice_project/520$Build-2</meta:generator>
    <meta:document-statistic meta:object-count="27"/>
  </office:meta>
</office:document-meta>
</file>